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754cm" fo:margin-left="0cm" fo:margin-top="0cm" fo:margin-bottom="0cm" table:align="left" style:writing-mode="lr-tb"/>
    </style:style>
    <style:style style:name="Tabla1.A" style:family="table-column">
      <style:table-column-properties style:column-width="7.089cm"/>
    </style:style>
    <style:style style:name="Tabla1.B" style:family="table-column">
      <style:table-column-properties style:column-width="10.664cm"/>
    </style:style>
    <style:style style:name="Tabla1.1" style:family="table-row">
      <style:table-row-properties style:min-row-height="0.529cm" fo:keep-together="auto"/>
    </style:style>
    <style:style style:name="Tabla1.A1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a1.B1" style:family="table-cell">
      <style:table-cell-properties style:vertical-align="bottom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P1" style:family="paragraph" style:parent-style-name="Footer">
      <loext:graphic-properties draw:fill="solid" draw:fill-color="#0000ff"/>
      <style:paragraph-properties fo:background-color="#0000ff" fo:padding-left="0cm" fo:padding-right="0cm" fo:padding-top="0.035cm" fo:padding-bottom="0cm" fo:border-left="none" fo:border-right="none" fo:border-top="0.51pt solid #000000" fo:border-bottom="non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2" style:family="paragraph" style:parent-style-name="Standard">
      <style:paragraph-properties fo:margin-top="0cm" fo:margin-bottom="0cm" style:contextual-spacing="false" fo:line-height="100%" fo:orphans="0" fo:widows="0"/>
    </style:style>
    <style:style style:name="P3" style:family="paragraph" style:parent-style-name="Standard">
      <style:paragraph-properties fo:margin-left="1.905cm" fo:margin-right="0cm" fo:text-indent="0cm" style:auto-text-indent="false"/>
    </style:style>
    <style:style style:name="P4" style:family="paragraph" style:parent-style-name="Standard">
      <style:text-properties fo:color="#2a6099" loext:opacity="100%" fo:font-weight="bold" officeooo:rsid="0006a7ff" officeooo:paragraph-rsid="00089751" style:font-weight-asian="bold" style:font-weight-complex="bold"/>
    </style:style>
    <style:style style:name="P5" style:family="paragraph" style:parent-style-name="Header">
      <loext:graphic-properties draw:fill="solid" draw:fill-color="#0000ff"/>
      <style:paragraph-properties fo:background-color="#0000ff" fo:padding-left="0cm" fo:padding-right="0cm" fo:padding-top="0cm" fo:padding-bottom="0.035cm" fo:border-left="none" fo:border-right="none" fo:border-top="none" fo:border-bottom="0.51pt solid #000000"/>
      <style:text-properties fo:font-weight="bold" style:font-weight-asian="bold"/>
    </style:style>
    <style:style style:name="P6" style:family="paragraph" style:parent-style-name="Standard">
      <style:paragraph-properties>
        <style:tab-stops>
          <style:tab-stop style:position="6.985cm"/>
          <style:tab-stop style:position="16.686cm" style:leader-style="dotted" style:leader-text="."/>
        </style:tab-stops>
      </style:paragraph-properties>
      <style:text-properties fo:color="#2f5496" loext:opacity="100%" style:font-name="Calibri Light" style:rfc-language-tag="es-ES-u-co-trad" fo:language="es" fo:country="ES" fo:font-weight="bold" style:font-weight-asian="bold" style:font-name-complex="Calibri Light1"/>
    </style:style>
    <style:style style:name="P7" style:family="paragraph" style:parent-style-name="Standard" style:list-style-name="WWNum3"/>
    <style:style style:name="P8" style:family="paragraph" style:parent-style-name="Standard">
      <style:text-properties fo:color="#2a6099" loext:opacity="100%" style:font-name="Calibri Light" fo:font-weight="bold" style:font-weight-asian="bold" style:font-name-complex="Calibri Light1" style:font-weight-complex="bold"/>
    </style:style>
    <style:style style:name="P9" style:family="paragraph" style:parent-style-name="Standard">
      <style:text-properties fo:color="#2a6099" loext:opacity="100%" style:font-name="Calibri Light" fo:font-weight="bold" officeooo:rsid="0004d5f0" officeooo:paragraph-rsid="0004d5f0" style:font-weight-asian="bold" style:font-name-complex="Calibri Light1" style:font-weight-complex="bold"/>
    </style:style>
    <style:style style:name="P10" style:family="paragraph" style:parent-style-name="Standard">
      <style:text-properties fo:color="#2a6099" loext:opacity="100%" style:font-name="Calibri Light" fo:font-weight="bold" officeooo:rsid="0006a7ff" officeooo:paragraph-rsid="0006a7ff" style:font-weight-asian="bold" style:font-name-complex="Calibri Light1" style:font-weight-complex="bold"/>
    </style:style>
    <style:style style:name="P11" style:family="paragraph" style:parent-style-name="Standard">
      <style:text-properties fo:color="#2a6099" loext:opacity="100%" style:font-name="Calibri Light" fo:font-weight="bold" officeooo:rsid="000a1046" officeooo:paragraph-rsid="000a1046" style:font-weight-asian="bold" style:font-name-complex="Calibri Light1" style:font-weight-complex="bold"/>
    </style:style>
    <style:style style:name="P12" style:family="paragraph" style:parent-style-name="Standard">
      <style:text-properties fo:color="#2a6099" loext:opacity="100%" style:font-name="Calibri Light" fo:font-weight="bold" officeooo:rsid="000c11c6" officeooo:paragraph-rsid="000c11c6" style:font-weight-asian="bold" style:font-name-complex="Calibri Light1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orphans="0" fo:widows="0"/>
      <style:text-properties fo:color="#2a6099" loext:opacity="100%" style:font-name="Calibri Light" fo:font-weight="bold" officeooo:rsid="000c11c6" officeooo:paragraph-rsid="000c11c6" style:font-weight-asian="bold" style:font-name-complex="Calibri Light1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 fo:orphans="0" fo:widows="0"/>
      <style:text-properties fo:color="#2a6099" loext:opacity="100%" style:font-name="Calibri Light" fo:font-weight="bold" officeooo:rsid="000dc6d3" officeooo:paragraph-rsid="000dc6d3" style:font-weight-asian="bold" style:font-name-complex="Calibri Light1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orphans="0" fo:widows="0"/>
      <style:text-properties fo:color="#2a6099" loext:opacity="100%" style:font-name="Calibri Light" fo:font-weight="bold" officeooo:rsid="000f14e5" officeooo:paragraph-rsid="000f14e5" style:font-weight-asian="bold" style:font-name-complex="Calibri Light1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orphans="0" fo:widows="0"/>
      <style:text-properties fo:color="#2a6099" loext:opacity="100%" style:font-name="Calibri Light" fo:font-weight="bold" officeooo:rsid="000fb90f" officeooo:paragraph-rsid="000fb90f" style:font-weight-asian="bold" style:font-name-complex="Calibri Light1" style:font-weight-complex="bold"/>
    </style:style>
    <style:style style:name="P17" style:family="paragraph" style:parent-style-name="Standard" style:list-style-name="WWNum3">
      <style:text-properties style:font-name="Calibri Light" style:font-name-complex="Calibri Light1"/>
    </style:style>
    <style:style style:name="P18" style:family="paragraph" style:parent-style-name="Standard">
      <style:text-properties style:font-name="Calibri Light" officeooo:paragraph-rsid="000a1046" style:font-name-complex="Calibri Light1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Calibri Light" style:font-name-complex="Calibri Light1"/>
    </style:style>
    <style:style style:name="T3" style:family="text">
      <style:text-properties style:font-name="Calibri Light" officeooo:rsid="00089751" style:font-name-complex="Calibri Light1"/>
    </style:style>
    <style:style style:name="T4" style:family="text">
      <style:text-properties style:font-name="Calibri Light" fo:font-weight="bold" style:font-weight-asian="bold" style:font-name-complex="Calibri Light1"/>
    </style:style>
    <style:style style:name="T5" style:family="text">
      <style:text-properties fo:color="#000000" loext:opacity="100%" style:font-name="Calibri Light" style:font-name-complex="Calibri Light1"/>
    </style:style>
    <style:style style:name="T6" style:family="text">
      <style:text-properties fo:color="#000000" loext:opacity="100%" style:font-name="Times New Roman" fo:font-size="7pt" style:font-size-asian="7pt" style:font-name-complex="Times New Roman1" style:font-size-complex="7pt"/>
    </style:style>
    <style:style style:name="T7" style:family="text">
      <style:text-properties fo:color="#2a6099" loext:opacity="100%" fo:font-weight="bold" officeooo:rsid="000a1046" style:font-weight-asian="bold" style:font-weight-complex="bold"/>
    </style:style>
    <style:style style:name="T8" style:family="text">
      <style:text-properties fo:color="#2a6099" loext:opacity="100%" fo:font-weight="bold" officeooo:rsid="000a731f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jercicio práctico – at y cron</text:p>
      <text:list xml:id="list1342090170" text:style-name="WWNum3">
        <text:list-item>
          <text:p text:style-name="P7"><text:span text:style-name="T2">Programar el envío de un mail que te felicite el día de tu cumpleaños</text:span><text:bookmark text:name="_GoBack"/><text:span text:style-name="T2">.</text:span></text:p>
        </text:list-item>
      </text:list>
      <text:p text:style-name="P8">at -m NOV 04</text:p>
      <text:p text:style-name="P8"><text:tab/>nano felicidades.txt</text:p>
      <text:p text:style-name="P8"><text:tab/>mail asir &lt; felicidades.txt</text:p>
      <text:list xml:id="list102225225837106" text:continue-numbering="true" text:style-name="WWNum3">
        <text:list-item>
          <text:p text:style-name="P7"><text:span text:style-name="T2">Guardar en el fichero </text:span><text:span text:style-name="T4">quienes.txt</text:span><text:span text:style-name="T2"> la lista de los usuarios que estén conectados el sábado a las 16 hs.</text:span></text:p>
        </text:list-item>
      </text:list>
      <text:p text:style-name="P9">at 16:00 Saturday </text:p>
      <text:p text:style-name="P9"><text:tab/>who » quienes.txt</text:p>
      <text:list xml:id="list102226075810455" text:continue-numbering="true" text:style-name="WWNum3">
        <text:list-item>
          <text:p text:style-name="P17">Realizar el punto 2. con otro formato de cabecera diferente.</text:p>
        </text:list-item>
      </text:list>
      <text:p text:style-name="P9">at 4pm SAT</text:p>
      <text:p text:style-name="P9"><text:tab/>who » quienes.txt</text:p>
      <text:list xml:id="list102225253275702" text:continue-numbering="true" text:style-name="WWNum3">
        <text:list-item>
          <text:p text:style-name="P17">Listar todos los ficheros at</text:p>
        </text:list-item>
      </text:list>
      <text:p text:style-name="P9">at -l</text:p>
      <text:list xml:id="list102225025587325" text:continue-numbering="true" text:style-name="WWNum3">
        <text:list-item>
          <text:p text:style-name="P17">Programe eliminar todos los ficheros vacíos, que sean de su propiedad y que estén en /tmp, en un solo nivel, el lunes al mediodía</text:p>
        </text:list-item>
      </text:list>
      <text:p text:style-name="P9">at noon Mon</text:p>
      <text:p text:style-name="P9"><text:tab/>find /tmp -maxdepth 1 -empty -user asir -exec rm {} \;</text:p>
      <text:list xml:id="list102226305625972" text:continue-numbering="true" text:style-name="WWNum3">
        <text:list-item>
          <text:p text:style-name="P17">Eliminar la programación del punto 3.</text:p>
        </text:list-item>
      </text:list>
      <text:p text:style-name="P10">at -l</text:p>
      <text:p text:style-name="P10">at -r 6</text:p>
      <text:list xml:id="list102225199438225" text:continue-numbering="true" text:style-name="WWNum3">
        <text:list-item>
          <text:p text:style-name="P17">Guardar en vuestro home en un fichero cuyo nombre contenga la fecha del día, todos sus procesos, cada día a las 9:20 hs y las 14:10 hs</text:p>
        </text:list-item>
      </text:list>
      <text:p text:style-name="P10">crontab -e </text:p>
      <text:p text:style-name="P10"><text:tab/>20 9 * * * crontab -l &gt; `date`.txt</text:p>
      <text:p text:style-name="P4"><text:span text:style-name="T2"><text:tab/>10 14 </text:span><text:span text:style-name="T3">* * * </text:span><text:span text:style-name="T2">crontab -l &gt; `date`.txt</text:span></text:p>
      <text:list xml:id="list102224992680986" text:continue-numbering="true" text:style-name="WWNum3">
        <text:list-item>
          <text:p text:style-name="P17">Ejecutar el script /tmp/copias.sh, todos los viernes a medianoche.</text:p>
        </text:list-item>
      </text:list>
      <text:p text:style-name="P11">crontab -e</text:p>
      <text:p text:style-name="P18"><text:span text:style-name="T7"><text:tab/></text:span><text:span text:style-name="T8">0 0 * * 5 . /tmp/copias.sh</text:span></text:p>
      <text:list xml:id="list102225341824227" text:continue-numbering="true" text:style-name="WWNum3">
        <text:list-item>
          <text:p text:style-name="P17"><text:soft-page-break/>Listar todas las tareas repetitivas.</text:p>
        </text:list-item>
      </text:list>
      <text:p text:style-name="P12">crontab -l</text:p>
      <text:list xml:id="list102226461166396" text:continue-numbering="true" text:style-name="WWNum3">
        <text:list-item>
          <text:p text:style-name="P17">Listar todas las tareas no repetitivas.</text:p>
        </text:list-item>
      </text:list>
      <text:p text:style-name="P12">at -l</text:p>
      <text:list xml:id="list102225453900262" text:continue-numbering="true" text:style-name="WWNum3">
        <text:list-item>
          <text:p text:style-name="P17">Conteste: ¿Cuándo se emitirían los siguientes cron?</text:p>
        </text:list-item>
      </text:list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5">a.</text:span><text:span text:style-name="T6">       </text:span><text:span text:style-name="T5">35 17 * * 5</text:span></text:p>
          </table:table-cell>
          <table:table-cell table:style-name="Tabla1.B1" office:value-type="string">
            <text:p text:style-name="P13">Todos los viernes a las 17:35</text:p>
          </table:table-cell>
        </table:table-row>
        <table:table-row table:style-name="Tabla1.1">
          <table:table-cell table:style-name="Tabla1.A1" office:value-type="string">
            <text:p text:style-name="P2"><text:span text:style-name="T5">b.</text:span><text:span text:style-name="T6">       </text:span><text:span text:style-name="T5">35 17 * 1,3,5,7,9,11 5</text:span></text:p>
          </table:table-cell>
          <table:table-cell table:style-name="Tabla1.B1" office:value-type="string">
            <text:p text:style-name="P13">A las 17:35 de todos los viernes de los meses impares</text:p>
          </table:table-cell>
        </table:table-row>
        <table:table-row table:style-name="Tabla1.1">
          <table:table-cell table:style-name="Tabla1.A1" office:value-type="string">
            <text:p text:style-name="P2"><text:span text:style-name="T5">c.</text:span><text:span text:style-name="T6">       </text:span><text:span text:style-name="T5">0 2 * * 1</text:span></text:p>
          </table:table-cell>
          <table:table-cell table:style-name="Tabla1.B1" office:value-type="string">
            <text:p text:style-name="P14">Todos los lunes a las 2:00</text:p>
          </table:table-cell>
        </table:table-row>
        <table:table-row table:style-name="Tabla1.1">
          <table:table-cell table:style-name="Tabla1.A1" office:value-type="string">
            <text:p text:style-name="P2"><text:span text:style-name="T5">d.</text:span><text:span text:style-name="T6">       </text:span><text:span text:style-name="T5">30 5 1-5 * *</text:span></text:p>
          </table:table-cell>
          <table:table-cell table:style-name="Tabla1.B1" office:value-type="string">
            <text:p text:style-name="P14">Los primeros 5 días del mes a las 5:30</text:p>
          </table:table-cell>
        </table:table-row>
        <table:table-row table:style-name="Tabla1.1">
          <table:table-cell table:style-name="Tabla1.A1" office:value-type="string">
            <text:p text:style-name="P2"><text:span text:style-name="T5">e.</text:span><text:span text:style-name="T6">       </text:span><text:span text:style-name="T5">* * * * *</text:span></text:p>
          </table:table-cell>
          <table:table-cell table:style-name="Tabla1.B1" office:value-type="string">
            <text:p text:style-name="P14">Cada minuto</text:p>
          </table:table-cell>
        </table:table-row>
        <table:table-row table:style-name="Tabla1.1">
          <table:table-cell table:style-name="Tabla1.A1" office:value-type="string">
            <text:p text:style-name="P2"><text:span text:style-name="T5">f.</text:span><text:span text:style-name="T6">        </text:span><text:span text:style-name="T5">0 7 * * *</text:span></text:p>
          </table:table-cell>
          <table:table-cell table:style-name="Tabla1.B1" office:value-type="string">
            <text:p text:style-name="P14">A las 7:00 de todos los días</text:p>
          </table:table-cell>
        </table:table-row>
        <table:table-row table:style-name="Tabla1.1">
          <table:table-cell table:style-name="Tabla1.A1" office:value-type="string">
            <text:p text:style-name="P2"><text:span text:style-name="T5">g.</text:span><text:span text:style-name="T6">       </text:span><text:span text:style-name="T5">0 7 1 * *</text:span></text:p>
          </table:table-cell>
          <table:table-cell table:style-name="Tabla1.B1" office:value-type="string">
            <text:p text:style-name="P14">El primer día de cada mes a las 7:00</text:p>
          </table:table-cell>
        </table:table-row>
        <table:table-row table:style-name="Tabla1.1">
          <table:table-cell table:style-name="Tabla1.A1" office:value-type="string">
            <text:p text:style-name="P2"><text:span text:style-name="T5">h.</text:span><text:span text:style-name="T6">       </text:span><text:span text:style-name="T5">30 21 * * 5</text:span></text:p>
          </table:table-cell>
          <table:table-cell table:style-name="Tabla1.B1" office:value-type="string">
            <text:p text:style-name="P14">Todos los viernes a las 21:30</text:p>
          </table:table-cell>
        </table:table-row>
        <table:table-row table:style-name="Tabla1.1">
          <table:table-cell table:style-name="Tabla1.A1" office:value-type="string">
            <text:p text:style-name="P2"><text:span text:style-name="T5">i.</text:span><text:span text:style-name="T6">         </text:span><text:span text:style-name="T5">*/15 * * *</text:span></text:p>
          </table:table-cell>
          <table:table-cell table:style-name="Tabla1.B1" office:value-type="string">
            <text:p text:style-name="P14">Cada 15 minutos</text:p>
          </table:table-cell>
        </table:table-row>
        <table:table-row table:style-name="Tabla1.1">
          <table:table-cell table:style-name="Tabla1.A1" office:value-type="string">
            <text:p text:style-name="P2"><text:span text:style-name="T5">j.</text:span><text:span text:style-name="T6">         </text:span><text:span text:style-name="T5">0 22 1,5,10 * *</text:span></text:p>
          </table:table-cell>
          <table:table-cell table:style-name="Tabla1.B1" office:value-type="string">
            <text:p text:style-name="P14">Los días 1, 5 y 10 de cada mes, a las 22:00</text:p>
          </table:table-cell>
        </table:table-row>
        <table:table-row table:style-name="Tabla1.1">
          <table:table-cell table:style-name="Tabla1.A1" office:value-type="string">
            <text:p text:style-name="P2"><text:span text:style-name="T5">k.</text:span><text:span text:style-name="T6">       </text:span><text:span text:style-name="T5">0 22 1-5 1,5 1</text:span></text:p>
          </table:table-cell>
          <table:table-cell table:style-name="Tabla1.B1" office:value-type="string">
            <text:p text:style-name="P14">Los lunes entre los primeros 5 días de enero y mayo a las 22:00</text:p>
          </table:table-cell>
        </table:table-row>
        <table:table-row table:style-name="Tabla1.1">
          <table:table-cell table:style-name="Tabla1.A1" office:value-type="string">
            <text:p text:style-name="P2"><text:span text:style-name="T5">l.</text:span><text:span text:style-name="T6">         </text:span><text:span text:style-name="T5">30 22 1,15 * 2</text:span></text:p>
          </table:table-cell>
          <table:table-cell table:style-name="Tabla1.B1" office:value-type="string">
            <text:p text:style-name="P14">Los martes de los primeros 15 días del mes a las 22:30</text:p>
          </table:table-cell>
        </table:table-row>
        <table:table-row table:style-name="Tabla1.1">
          <table:table-cell table:style-name="Tabla1.A1" office:value-type="string">
            <text:p text:style-name="P2"><text:span text:style-name="T5">m.</text:span><text:span text:style-name="T6">     </text:span><text:span text:style-name="T5">@hourly</text:span></text:p>
          </table:table-cell>
          <table:table-cell table:style-name="Tabla1.B1" office:value-type="string">
            <text:p text:style-name="P14">Cada hora en punto</text:p>
          </table:table-cell>
        </table:table-row>
        <table:table-row table:style-name="Tabla1.1">
          <table:table-cell table:style-name="Tabla1.A1" office:value-type="string">
            <text:p text:style-name="P2"><text:span text:style-name="T5">n.</text:span><text:span text:style-name="T6">       </text:span><text:span text:style-name="T5">0 0 * * 0</text:span></text:p>
          </table:table-cell>
          <table:table-cell table:style-name="Tabla1.B1" office:value-type="string">
            <text:p text:style-name="P16">Los domingos a las 0:00</text:p>
          </table:table-cell>
        </table:table-row>
        <table:table-row table:style-name="Tabla1.1">
          <table:table-cell table:style-name="Tabla1.A1" office:value-type="string">
            <text:p text:style-name="P2"><text:span text:style-name="T5">o.</text:span><text:span text:style-name="T6">       </text:span><text:span text:style-name="T5">10 0-20/2 * * *</text:span></text:p>
          </table:table-cell>
          <table:table-cell table:style-name="Tabla1.B1" office:value-type="string">
            <text:p text:style-name="P16">En los minutos 10 cada 2 horas desde las 0 hasta las 20 horas</text:p>
          </table:table-cell>
        </table:table-row>
        <table:table-row table:style-name="Tabla1.1">
          <table:table-cell table:style-name="Tabla1.A1" office:value-type="string">
            <text:p text:style-name="P2"><text:span text:style-name="T5">p.</text:span><text:span text:style-name="T6">       </text:span><text:span text:style-name="T5">5 4 * * sun</text:span></text:p>
          </table:table-cell>
          <table:table-cell table:style-name="Tabla1.B1" office:value-type="string">
            <text:p text:style-name="P16">Los domingos a las 4:05</text:p>
          </table:table-cell>
        </table:table-row>
        <table:table-row table:style-name="Tabla1.1">
          <table:table-cell table:style-name="Tabla1.A1" office:value-type="string">
            <text:p text:style-name="P2"><text:span text:style-name="T5">q.</text:span><text:span text:style-name="T6">       </text:span><text:span text:style-name="T5">0 0,12 1 */2 *</text:span></text:p>
          </table:table-cell>
          <table:table-cell table:style-name="Tabla1.B1" office:value-type="string">
            <text:p text:style-name="P16">A las 0:00 y a las 12:00 el primer día de cada mes, cada dos meses</text:p>
          </table:table-cell>
        </table:table-row>
        <table:table-row table:style-name="Tabla1.1">
          <table:table-cell table:style-name="Tabla1.A1" office:value-type="string">
            <text:p text:style-name="P2"><text:span text:style-name="T5">r.</text:span><text:span text:style-name="T6">        </text:span><text:span text:style-name="T5">@weekly</text:span></text:p>
          </table:table-cell>
          <table:table-cell table:style-name="Tabla1.B1" office:value-type="string">
            <text:p text:style-name="P14">Una vez a la semana, los domingos a las 0:00</text:p>
          </table:table-cell>
        </table:table-row>
        <table:table-row table:style-name="Tabla1.1">
          <table:table-cell table:style-name="Tabla1.A1" office:value-type="string">
            <text:p text:style-name="P2"><text:span text:style-name="T5">s.</text:span><text:span text:style-name="T6">        </text:span><text:span text:style-name="T5">0 16 * * 6-0</text:span></text:p>
          </table:table-cell>
          <table:table-cell table:style-name="Tabla1.B1" office:value-type="string">
            <text:p text:style-name="P15">Los fines de semana a las 16:00</text:p>
          </table:table-cell>
        </table:table-row>
        <table:table-row table:style-name="Tabla1.1">
          <table:table-cell table:style-name="Tabla1.A1" office:value-type="string">
            <text:p text:style-name="P2"><text:span text:style-name="T5">t.</text:span><text:span text:style-name="T6">        </text:span><text:span text:style-name="T5">20-40/3 * 1,16 * 1-5</text:span></text:p>
          </table:table-cell>
          <table:table-cell table:style-name="Tabla1.B1" office:value-type="string">
            <text:p text:style-name="P15">Los días 1 y 16 de cada mes que no sean sabado o domingo, cada tres minutos desde las y 20 hasta las y 40 de todas las horas </text:p>
          </table:table-cell>
        </table:table-row>
        <table:table-row table:style-name="Tabla1.1">
          <table:table-cell table:style-name="Tabla1.A1" office:value-type="string">
            <text:p text:style-name="P2"><text:span text:style-name="T5">u.</text:span><text:span text:style-name="T6">       </text:span><text:span text:style-name="T5">0-20/2,21-40/3,41-59/5 * 1,16 * 1-5</text:span></text:p>
          </table:table-cell>
          <table:table-cell table:style-name="Tabla1.B1" office:value-type="string">
            <text:p text:style-name="P15">Cada 2 minutos desde los minutos 0 hasta los minutos 20, cada 3 minutos desde los minutos 21 hasta los 40, y cada 5 minutos desde los minutos 41 hasta los 59, en los días 1 y 16 que no coincidan en sábado o domingo 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font-size="11pt" style:font-size-asian="11pt" style:font-name-complex="Calibri1" style:font-family-complex="Calibri" style:font-family-generic-complex="system" style:font-pitch-complex="variable" style:font-size-complex="11pt" fo:hyphenate="false" fo:hyphenation-remain-char-count="2" fo:hyphenation-push-char-count="2" loext:hyphenation-no-caps="tru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loext:graphic-properties draw:fill="solid" draw:fill-color="#0000ff"/>
      <style:paragraph-properties fo:background-color="#0000ff" fo:padding-left="0cm" fo:padding-right="0cm" fo:padding-top="0cm" fo:padding-bottom="0.035cm" fo:border-left="none" fo:border-right="none" fo:border-top="none" fo:border-bottom="0.51pt solid #000000"/>
      <style:text-properties fo:font-weight="bold" style:font-weight-asian="bold"/>
    </style:style>
    <style:style style:name="MP2" style:family="paragraph" style:parent-style-name="Footer">
      <loext:graphic-properties draw:fill="solid" draw:fill-color="#0000ff"/>
      <style:paragraph-properties fo:background-color="#0000ff" fo:padding-left="0cm" fo:padding-right="0cm" fo:padding-top="0.035cm" fo:padding-bottom="0cm" fo:border-left="none" fo:border-right="none" fo:border-top="0.51pt solid #000000" fo:border-bottom="non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T1" style:family="text">
      <style:text-properties fo:font-weight="bold" style:font-weight-asian="bold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1.49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2cm" fo:margin-left="0cm" fo:margin-right="0cm" fo:margin-bottom="1.152cm" style:dynamic-spacing="true"/>
      </style:header-style>
      <style:footer-style>
        <style:header-footer-properties fo:min-height="1.252cm" fo:margin-left="0cm" fo:margin-right="0cm" fo:margin-top="1.1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1º A.S.I.R.<text:tab/>Implantación de Sistemas Operativos</text:p>
      </style:header>
      <style:footer>
        <text:p text:style-name="MP2"><text:span text:style-name="MT1">Prof. Rosa B. Mansilla Trillo<text:tab/>[</text:span><text:span text:style-name="MT1"><text:page-number text:select-page="current">2</text:page-number></text:span><text:span text:style-name="MT1">]<text:tab/>IES Xulián Magariños - Negreira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sa</meta:initial-creator>
    <meta:editing-cycles>12</meta:editing-cycles>
    <meta:creation-date>2023-01-24T20:13:00</meta:creation-date>
    <dc:date>2024-01-17T10:22:13.729591584</dc:date>
    <meta:editing-duration>PT1H4M17S</meta:editing-duration>
    <meta:generator>LibreOffice/7.4.2.3$Linux_X86_64 LibreOffice_project/382eef1f22670f7f4118c8c2dd222ec7ad009daf</meta:generator>
    <meta:document-statistic meta:table-count="1" meta:image-count="0" meta:object-count="0" meta:page-count="2" meta:paragraph-count="75" meta:word-count="590" meta:character-count="2763" meta:non-whitespace-character-count="2112"/>
    <meta:user-defined meta:name="AppVersion">16.0000</meta:user-defined>
    <meta:user-defined meta:name="Company">IES XULIAN MAGARIÑOS</meta:user-defined>
    <meta:template xlink:type="simple" xlink:actuate="onRequest" xlink:title="Normal.dotm" xlink:href=""/>
  </office:meta>
</office:document-meta>
</file>